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27/08/2021</text:span></text:p>
      <text:p text:style-name="P9"/>
      <text:p text:style-name="P10">RECIBI CONFORME</text:p>
      <text:p text:style-name="P9"/>
      <text:p text:style-name="P11">CLIENTE: HUARCA YANQUI, VILMA</text:p>
      <text:p text:style-name="P12">CANT. TOTAL DE CAJAS: 2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AVO BB BLANCO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8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>POLLOS BB CARNE</text:p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>1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JAUREGUI</text:span></text:p>
      <text:p text:style-name="P5"><text:span text:style-name="T1">Destino: </text:span><text:span text:style-name="T3">ALTO SIHUAS</text:span></text:p>
      <text:p text:style-name="P5"/>
      <text:p text:style-name="P5">Recojo: <text:span text:style-name="T3">HUARCA YANQUI, VILMA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26T16:18:36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